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741e" officeooo:paragraph-rsid="0018741e"/>
    </style:style>
    <style:style style:name="P2" style:family="paragraph" style:parent-style-name="Standard">
      <style:text-properties officeooo:rsid="00225789" officeooo:paragraph-rsid="002d3c65"/>
    </style:style>
    <style:style style:name="T1" style:family="text">
      <style:text-properties officeooo:rsid="001b8be9"/>
    </style:style>
    <style:style style:name="T2" style:family="text">
      <style:text-properties officeooo:rsid="001ca63e"/>
    </style:style>
    <style:style style:name="T3" style:family="text">
      <style:text-properties officeooo:rsid="001cba32"/>
    </style:style>
    <style:style style:name="T4" style:family="text">
      <style:text-properties officeooo:rsid="002035f6"/>
    </style:style>
    <style:style style:name="T5" style:family="text">
      <style:text-properties officeooo:rsid="00284762"/>
    </style:style>
    <style:style style:name="T6" style:family="text">
      <style:text-properties officeooo:rsid="003414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ieg, Umweltverschmutzung, Globale Erwärmung, Soziale Ungleichheit, Ausbeutung. Mit diesen und noch <text:span text:style-name="T3">e</text:span>inigen <text:span text:style-name="T3">Herausforderungen</text:span> mehr <text:span text:style-name="T1">wird die</text:span> Menschheit <text:span text:style-name="T2">schon seit längerem</text:span> konfrontiert. <text:span text:style-name="T4">Wirklich Fortschritte in eine gerechtere Zukunft gibt es kaum. Der Zug rast, angetrieben durch die rasante Entwicklung der Technik und der Gier nach mehr, scheinbar unaufhaltsam in Richtung eines unguten Endes.</text:span></text:p>
      <text:p text:style-name="P1"/>
      <text:p text:style-name="P2">Doch was können wir tun? <text:span text:style-name="T6">Die</text:span> Politiker und Wirtschaftsführer beim Pokern um mehr Macht <text:span text:style-name="T6">beobachten</text:span> und uns gemütlich in den Sessel zurück lehnen? <text:span text:style-name="T5">Das die Lösung aus der Etage der Machtzentralen kommen wird halte ich für Wunschdenken. Es braucht die Initiative und Bereitschaft zur Veränderung eines jeden Einzelnen. Denn ohne das uns das meistens bewusst ist, sind wir Teil des Problems. Auch wenn wir es nicht wahrhaben wollen, verursacht unser Verhalten die bereits genannten Schwierigkeiten. Es wird keine nachhaltigen Lösungen geben, wenn wir nicht bereit sind auch etwas bei uns selbst zu ändern. Das Ziel dieses sozialen Netzwerkes ist es, den Prozess der konstruktiven Veränderung zu einer gerechteren, bewussten Menschheit zu unterstützen. Damit wir gemeinsam Ideen für eine bessere Zukunft finden und uns auch persönlich weiterentwickel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6-05-25T15:02:34.557000000</dc:date>
    <meta:editing-duration>PT4H22M32S</meta:editing-duration>
    <meta:editing-cycles>18</meta:editing-cycles>
    <meta:generator>LibreOffice/4.4.5.2$Windows_x86 LibreOffice_project/a22f674fd25a3b6f45bdebf25400ed2adff0ff99</meta:generator>
    <meta:document-statistic meta:table-count="0" meta:image-count="0" meta:object-count="0" meta:page-count="1" meta:paragraph-count="2" meta:word-count="178" meta:character-count="1243" meta:non-whitespace-character-count="1066"/>
  </office:meta>
</office:document-meta>
</file>